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itle">
      <style:text-properties style:font-name="Liberation Sans" fo:font-size="10.5pt" style:font-size-asian="10.5pt" style:font-size-complex="10.5pt"/>
    </style:style>
    <style:style style:name="P2" style:family="paragraph" style:parent-style-name="Text_20_body">
      <style:text-properties style:font-name="Liberation Sans" fo:font-size="10.5pt" style:font-size-asian="10.5pt" style:font-size-complex="10.5pt"/>
    </style:style>
    <style:style style:name="P3" style:family="paragraph" style:parent-style-name="Text_20_body" style:list-style-name="L1">
      <style:text-properties style:font-name="Liberation Sans" fo:font-size="10.5pt" style:font-size-asian="10.5pt" style:font-size-complex="10.5pt"/>
    </style:style>
    <style:style style:name="P4" style:family="paragraph" style:parent-style-name="Text_20_body" style:list-style-name="L1">
      <style:text-properties style:font-name="Liberation Sans" fo:font-size="10.5pt" style:font-size-asian="10.5pt" style:font-size-complex="10.5pt"/>
    </style:style>
    <style:style style:name="P5" style:family="paragraph" style:parent-style-name="Text_20_body" style:list-style-name="L1">
      <style:text-properties style:font-name="Liberation Sans" fo:font-size="10.5pt" style:font-size-asian="10.5pt" style:font-size-complex="10.5pt"/>
    </style:style>
    <style:style style:name="P6" style:family="paragraph" style:parent-style-name="Text_20_body" style:list-style-name="L1">
      <style:text-properties style:font-name="Liberation Sans" fo:font-size="10.5pt" style:font-size-asian="10.5pt" style:font-size-complex="10.5pt"/>
    </style:style>
    <style:style style:name="P7" style:family="paragraph" style:parent-style-name="Text_20_body" style:list-style-name="L1">
      <style:text-properties style:font-name="Liberation Sans" fo:font-size="10.5pt" style:font-size-asian="10.5pt" style:font-size-complex="10.5pt"/>
    </style:style>
    <style:style style:name="P8" style:family="paragraph" style:parent-style-name="Heading_20_1">
      <style:text-properties style:font-name="Liberation Sans" fo:font-size="10.5pt" style:font-size-asian="10.5pt" style:font-size-complex="10.5pt"/>
    </style:style>
    <style:style style:name="P9" style:family="paragraph" style:parent-style-name="Heading_20_1">
      <style:paragraph-properties fo:break-before="page"/>
      <style:text-properties style:font-name="Liberation Sans" fo:font-size="10.5pt" style:font-size-asian="10.5pt" style:font-size-complex="10.5pt"/>
    </style:style>
    <style:style style:name="P10" style:family="paragraph" style:parent-style-name="Heading_20_2">
      <style:text-properties style:font-name="Liberation Sans" fo:font-size="10.5pt" style:font-size-asian="10.5pt" style:font-size-complex="10.5pt"/>
    </style:style>
    <style:style style:name="P11" style:family="paragraph" style:parent-style-name="Heading_20_2">
      <style:paragraph-properties fo:margin-left="0.4925in" fo:margin-right="0in" fo:line-height="100%" fo:text-indent="0in" style:auto-text-indent="false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Heading_20_3">
      <style:text-properties style:font-name="Liberation Sans" fo:font-size="10.5pt" style:font-size-asian="10.5pt" style:font-size-complex="10.5pt"/>
    </style:style>
    <style:style style:name="P13" style:family="paragraph" style:parent-style-name="Heading_20_3" style:list-style-name="L7">
      <style:text-properties style:font-name="Liberation Sans" fo:font-size="10.5pt" style:font-size-asian="10.5pt" style:font-size-complex="10.5pt"/>
    </style:style>
    <style:style style:name="P14" style:family="paragraph" style:parent-style-name="Heading_20_3" style:list-style-name="L7">
      <style:text-properties style:font-name="Liberation Sans" fo:font-size="10.5pt" style:font-size-asian="10.5pt" style:font-size-complex="10.5pt"/>
    </style:style>
    <style:style style:name="P15" style:family="paragraph" style:parent-style-name="Heading_20_3">
      <style:paragraph-properties fo:margin-left="0.4925in" fo:margin-right="0in" fo:text-indent="0in" style:auto-text-indent="false"/>
      <style:text-properties style:font-name="Liberation Sans" fo:font-size="10.5pt" style:font-size-asian="10.5pt" style:font-size-complex="10.5pt"/>
    </style:style>
    <style:style style:name="P16" style:family="paragraph" style:parent-style-name="Standard">
      <style:text-properties style:font-name="Liberation Sans" fo:font-size="10.5pt" style:font-size-asian="10.5pt" style:font-size-complex="10.5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0.5pt" style:font-size-asian="10.5pt" style:font-size-complex="10.5pt"/>
    </style:style>
    <style:style style:name="P18" style:family="paragraph" style:parent-style-name="Standard" style:list-style-name="L2">
      <style:paragraph-properties fo:margin-left="0.4925in" fo:margin-right="0in" fo:text-indent="0in" style:auto-text-indent="false"/>
      <style:text-properties style:font-name="Liberation Sans" fo:font-size="10.5pt" style:font-size-asian="10.5pt" style:font-size-complex="10.5pt"/>
    </style:style>
    <style:style style:name="P19" style:family="paragraph" style:parent-style-name="Standard" style:list-style-name="L2">
      <style:paragraph-properties fo:margin-left="0.4925in" fo:margin-right="0in" fo:text-indent="0in" style:auto-text-indent="false"/>
      <style:text-properties style:font-name="Liberation Sans" fo:font-size="10.5pt" style:font-size-asian="10.5pt" style:font-size-complex="10.5pt"/>
    </style:style>
    <style:style style:name="P20" style:family="paragraph" style:parent-style-name="Standard" style:list-style-name="L2">
      <style:paragraph-properties fo:margin-left="0.4925in" fo:margin-right="0in" fo:text-indent="0in" style:auto-text-indent="false"/>
      <style:text-properties style:font-name="Liberation Sans" fo:font-size="10.5pt" style:font-size-asian="10.5pt" style:font-size-complex="10.5pt"/>
    </style:style>
    <style:style style:name="P21" style:family="paragraph" style:parent-style-name="Standard" style:list-style-name="L3">
      <style:paragraph-properties fo:margin-left="0.4925in" fo:margin-right="0in" fo:text-indent="0in" style:auto-text-indent="false"/>
      <style:text-properties style:font-name="Liberation Sans" fo:font-size="10.5pt" style:font-size-asian="10.5pt" style:font-size-complex="10.5pt"/>
    </style:style>
    <style:style style:name="P22" style:family="paragraph" style:parent-style-name="Standard" style:list-style-name="L5">
      <style:paragraph-properties fo:margin-left="0.9846in" fo:margin-right="0in" fo:text-indent="0in" style:auto-text-indent="false"/>
      <style:text-properties style:font-name="Liberation Sans" fo:font-size="10.5pt" style:font-size-asian="10.5pt" style:font-size-complex="10.5pt"/>
    </style:style>
    <style:style style:name="P23" style:family="paragraph" style:parent-style-name="Standard" style:list-style-name="L5">
      <style:paragraph-properties fo:margin-left="0.9846in" fo:margin-right="0in" fo:text-indent="0in" style:auto-text-indent="false"/>
      <style:text-properties style:font-name="Liberation Sans" fo:font-size="10.5pt" style:font-size-asian="10.5pt" style:font-size-complex="10.5pt"/>
    </style:style>
    <style:style style:name="P24" style:family="paragraph" style:parent-style-name="Standard" style:list-style-name="L5">
      <style:paragraph-properties fo:margin-left="0.9846in" fo:margin-right="0in" fo:text-indent="0in" style:auto-text-indent="false"/>
      <style:text-properties style:font-name="Liberation Sans" fo:font-size="10.5pt" style:font-size-asian="10.5pt" style:font-size-complex="10.5pt"/>
    </style:style>
    <style:style style:name="P25" style:family="paragraph" style:parent-style-name="Standard" style:list-style-name="L4">
      <style:paragraph-properties fo:margin-left="0.9846in" fo:margin-right="0in" fo:text-indent="0in" style:auto-text-indent="false"/>
      <style:text-properties style:font-name="Liberation Sans" fo:font-size="10.5pt" style:font-size-asian="10.5pt" style:font-size-complex="10.5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eralism and Ethical Individualism</text:p>
      <text:h text:style-name="P8" text:outline-level="1">foundations of liberalism</text:h>
      <text:h text:style-name="P10" text:outline-level="2">individuality</text:h>
      <text:h text:style-name="P12" text:outline-level="3">individual is more real than society to which it is juxtaposed</text:h>
      <text:p text:style-name="P16">real individuals (makers), constucting society (made)</text:p>
      <text:h text:style-name="P12" text:outline-level="3">individual is centre of moral worth; real life is autonomous existance</text:h>
      <text:p text:style-name="P16">this second claim can not be derived from the first </text:p>
      <text:p text:style-name="P16">choose the ends</text:p>
      <text:p text:style-name="P16">choose the means</text:p>
      <text:h text:style-name="P10" text:outline-level="2">morality</text:h>
      <text:h text:style-name="P12" text:outline-level="3">Kantian enlightenment; moral instances are subject to refutation; morality must be deduced rationality; must take the form of generalisable laws</text:h>
      <text:h text:style-name="P12" text:outline-level="3">Kant: categorical imperiative: 'that which i can legislate for myself must necessiraily be a universable maxim'</text:h>
      <text:p text:style-name="P16">treat others as ends in themselves, not as means functional to my own ends</text:p>
      <text:p text:style-name="P16">morality and autonomy are by nature universable</text:p>
      <text:h text:style-name="P10" text:outline-level="2">the good life is the self-determining, self-discovering and creative life; choices are not random, they are a rational act of self-expression</text:h>
      <text:h text:style-name="P8" text:outline-level="1">autonomous life draws from Kant and Rousseau</text:h>
      <text:p text:style-name="P16">is this the best Kant can do: a universable maxim and nothing more? </text:p>
      <text:h text:style-name="P11" text:outline-level="2">legislating for your self: this is more complex than simply following your desires</text:h>
      <text:h text:style-name="P11" text:outline-level="2">notion of autonomy where I legislat for myself as distinct from external legislation and unthought through passions/desires</text:h>
      <text:h text:style-name="P11" text:outline-level="2">ends of life not set from without, not simply driven by desire</text:h>
      <text:h text:style-name="P11" text:outline-level="2">Kant neither subjectivitve or objective (church, state &amp;tc)</text:h>
      <text:p text:style-name="P16">rational/morally defensable legislation requires a generalisable law-like form, a rule; the exception, or self-legisliation is insufficient. not drawning on empherical examples; in search for a moral standpoint from which to judge empherical examples!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>can autonomy be proved not only as a matter of fact? Yes! By virtue of our reasoning: 'what should I do' and 'how should I choose'</text:p>
      <text:p text:style-name="P16"/>
      <text:h text:style-name="P10" text:outline-level="2">the fact of capacity proves law like, generalisable affirmation of autonomy; the essence of human is confirmed by assuring that others are not treated by me as menas over ends</text:h>
      <text:h text:style-name="P10" text:outline-level="2">autonomy leads to detailed understanding of freedom</text:h>
      <text:list text:style-name="L7">
        <text:list-item>
          <text:list>
            <text:list-item>
              <text:list>
                <text:list-item>
                  <text:h text:style-name="P13" text:outline-level="3">not simply absense of constriants, i.e. negative freedom </text:h>
                </text:list-item>
                <text:list-item>
                  <text:h text:style-name="P13" text:outline-level="3">rational and moral actions protects the freedom and autonomy of others</text:h>
                </text:list-item>
              </text:list>
            </text:list-item>
          </text:list>
        </text:list-item>
      </text:list>
      <text:h text:style-name="P8" text:outline-level="1" text:is-list-header="true"/>
      <text:h text:style-name="P8" text:outline-level="1" text:is-list-header="true"/>
      <text:h text:style-name="P8" text:outline-level="1" text:is-list-header="true"/>
      <text:p text:style-name="P2"/>
      <text:p text:style-name="P2"/>
      <text:h text:style-name="P8" text:outline-level="1">Is Roussean taking a conservative turn towards pre-modernity?</text:h>
      <text:h text:style-name="P10" text:outline-level="2">no, we are only genuinely free when we are moral</text:h>
      <text:h text:style-name="P10" text:outline-level="2">genuine freedom is in accordance with my own rationally formulated will.</text:h>
      <text:p text:style-name="P16">Rousseau </text:p>
      <text:h text:style-name="P10" text:outline-level="2">we are free when we rationally submit to laws reminating from my own rational will</text:h>
      <text:list text:style-name="L1">
        <text:list-item>
          <text:p text:style-name="P3">what I rationally will for myself; autonomy (self-determined) within a political community </text:p>
        </text:list-item>
        <text:list-item>
          <text:p text:style-name="P3">not hetronomy, that which is not eminating from my will (internal or external to the subject) </text:p>
        </text:list-item>
      </text:list>
      <text:p text:style-name="P17"/>
      <text:h text:style-name="P8" text:outline-level="1" text:is-list-header="true"/>
      <text:h text:style-name="P9" text:outline-level="1">criticisms of ethical liberalism</text:h>
      <text:h text:style-name="P10" text:outline-level="2">total subjectivism against objectivism?</text:h>
      <text:list text:style-name="L1">
        <text:list-item text:start-value="1">
          <text:p text:style-name="P3">no, rejection of external objectivism (church, state) does not lead to rampant subjectivism. </text:p>
        </text:list-item>
        <text:list-item>
          <text:p text:style-name="P3">must take a universal form, as law/justice, in order to be legitmate expression of my own will. </text:p>
        </text:list-item>
        <text:list-item>
          <text:p text:style-name="P3">principles must take the form that demonstrat the necessary and rational structure of a law </text:p>
        </text:list-item>
      </text:list>
      <text:p text:style-name="P17"/>
      <text:h text:style-name="P10" text:outline-level="2">path out of subjectivism/objectivism is....</text:h>
      <text:h text:style-name="P12" text:outline-level="3">ability to deduce morality, rationality and freedom imply each other</text:h>
      <text:h text:style-name="P8" text:outline-level="1" text:is-list-header="true"/>
      <text:h text:style-name="P8" text:outline-level="1" text:is-list-header="true"/>
      <text:h text:style-name="P8" text:outline-level="1" text:is-list-header="true"/>
      <text:h text:style-name="P8" text:outline-level="1" text:is-list-header="true"/>
      <text:h text:style-name="P8" text:outline-level="1" text:is-list-header="true"/>
      <text:h text:style-name="P8" text:outline-level="1">Kant</text:h>
      <text:h text:style-name="P10" text:outline-level="2">rejecting Hume's objective knowledge (cause/effect), demonstrating the continuation of creative and challenging probability, regardless of experience; against skepticism </text:h>
      <text:h text:style-name="P10" text:outline-level="2">First critique; transcendental questioning</text:h>
      <text:p text:style-name="P16">different expereinces therefore different knowledge? what sort of being to have to be in order to have experience? refuting skeptical challenge, time and space presupposes time/space</text:p>
      <text:h text:style-name="P10" text:outline-level="2">Second Critique; what sort of a being askes 'how should I act'?</text:h>
      <text:p text:style-name="P16">unique being in asking questions</text:p>
      <text:p text:style-name="P16">freedom is presuposed by this question</text:p>
      <text:p text:style-name="P16">as an aspect of a free humanbeing</text:p>
      <text:p text:style-name="P16">rational creatures are able to pose this type question</text:p>
      <text:p text:style-name="P16">the answers are not causally determinned</text:p>
      <text:h text:style-name="P8" text:outline-level="1" text:is-list-header="true"/>
      <text:h text:style-name="P9" text:outline-level="1">autonomy: something that we ARE, not something that we HAVE</text:h>
      <text:h text:style-name="P10" text:outline-level="2">freedom can not exisit/be created by acting out desires</text:h>
      <text:p text:style-name="P16">like Mill would have us, for example: this makes individuals as slaves to our desires/passions; leading to a headonistic and later nilhistic turn</text:p>
      <text:h text:style-name="P8" text:outline-level="1">individual freedom can not be traded</text:h>
      <text:p text:style-name="P16">Rousseau </text:p>
      <text:h text:style-name="P10" text:outline-level="2">can not be treated as a possession, we do not 'have' it to give away</text:h>
      <text:h text:style-name="P10" text:outline-level="2">freedom is constituitive part of humans</text:h>
      <text:p text:style-name="P16">can not be bartered like goods, this was reduce ones freedom. </text:p>
      <text:h text:style-name="P12" text:outline-level="3">where did this conception of freedom as a possession come from?</text:h>
      <text:p text:style-name="P16">sickness in conception of humans </text:p>
      <text:h text:style-name="P10" text:outline-level="2">Marx: human labour can be bought and/or sold</text:h>
      <text:p text:style-name="P16">labour is output, a manifestation of creative energy; freedom is constituitive </text:p>
      <text:h text:style-name="P8" text:outline-level="1">'thou shalt not kill'</text:h>
      <text:p text:style-name="P16">a categorical imperative </text:p>
      <text:h text:style-name="P10" text:outline-level="2">examples of formulation of arguements</text:h>
      <text:h text:style-name="P10" text:outline-level="2">thou shalt not: a command from outside</text:h>
      <text:h text:style-name="P10" text:outline-level="2">quid pro quo does not universalise this command</text:h>
      <text:h text:style-name="P10" text:outline-level="2">pragmatic compromise is temporal</text:h>
      <text:h text:style-name="P8" text:outline-level="1">human freedom is that when I act in accordance with my WILL</text:h>
      <text:p text:style-name="P16">freedom is set for myself; the I is the source of the command I give to MY self; not subservience </text:p>
      <text:h text:style-name="P10" text:outline-level="2">will meaning morality; morality meaning having been judged to be good</text:h>
      <text:h text:style-name="P10" text:outline-level="2">these can extend to public laws as well as private judgements</text:h>
      <text:h text:style-name="P8" text:outline-level="1" text:is-list-header="true"/>
      <text:h text:style-name="P9" text:outline-level="1">Confusion of the liberty of ancients with the liberty of moderns</text:h>
      <text:p text:style-name="P16">requires careful differentiation between these two understandings of liberty </text:p>
      <text:h text:style-name="P10" text:outline-level="2">ancient value of liberty</text:h>
      <text:p text:style-name="P16">sharing of social powers; more freedom through exercise of political rights </text:p>
      <text:p text:style-name="P16"><text:span text:style-name="T1">direct participation, most free when making the decisions which affect the civic life </text:span></text:p>
      <text:p text:style-name="P16"><text:span text:style-name="T1">private life was regulated, subject the individual to the will of the community</text:span></text:p>
      <text:p text:style-name="P16"><text:span text:style-name="T1">no conflict between participation and regulation</text:span></text:p>
      <text:p text:style-name="P16"><text:span text:style-name="T1">collective exercise of all power by the community over its self</text:span></text:p>
      <text:h text:style-name="P10" text:outline-level="2">modern value of liberty</text:h>
      <text:h text:style-name="P10" text:outline-level="2" text:is-list-header="true"><text:span text:style-name="T1">enjoyment of security and private presures; more freedom through exercise of personal ends less concerned with direct participation; private life left alone by the state; representative governance; evacuating a sphere for personal/private life; an expanding frontier of personal domain</text:span></text:h>
      <text:h text:style-name="P10" text:outline-level="2">ancients and moderns</text:h>
      <text:p text:style-name="P16">the contrast between ancient and modern accents; ancients emphasise the polis, moderns emphasise the private </text:p>
      <text:h text:style-name="P12" text:outline-level="3">ancients and moderns have shared feature of public/private spheres</text:h>
      <text:h text:style-name="P12" text:outline-level="3">polis (public polis) and oicos (home, private sphere)</text:h>
      <text:p text:style-name="P16">oicos is the necessary reproduction of the social world</text:p>
      <text:p text:style-name="P16">home life: the necessary reproduction </text:p>
      <text:p text:style-name="P16">polis is the active engagement in government of society; freedom is found here</text:p>
      <text:p text:style-name="P16">ancients found the means in the household and the ends in the polis</text:p>
      <text:h text:style-name="P12" text:outline-level="3">family and society</text:h>
      <text:p text:style-name="P16">meaning of freedom in liberal culture is unconstraining of family and economic spheres</text:p>
      <text:p text:style-name="P16">politics is dealt with instrumentally, as means towards private ends</text:p>
      <text:h text:style-name="P10" text:outline-level="2">Legacies of French revolution: opposition to autocratic govt, radical excess of popular 'terror' of French rev.</text:h>
      <text:h text:style-name="P8" text:outline-level="1" text:is-list-header="true"/>
      <text:h text:style-name="P9" text:outline-level="1">conceptions of freedom</text:h>
      <text:h text:style-name="P10" text:outline-level="2">Ancient</text:h>
      <text:h text:style-name="P15" text:outline-level="3">freedom found in a social contract</text:h>
      <text:h text:style-name="P15" text:outline-level="3">citizen presuposses the polis</text:h>
      <text:h text:style-name="P15" text:outline-level="3">to be self-governing as a collectivity</text:h>
      <text:h text:style-name="P15" text:outline-level="3">humans inherenetly belong and can only be understood within the matrix of society</text:h>
      <text:h text:style-name="P15" text:outline-level="3">freedom is social and political</text:h>
      <text:list text:style-name="L5">
        <text:list-item>
          <text:p text:style-name="P22">citizens are free, many are not citizens</text:p>
        </text:list-item>
        <text:list-item>
          <text:p text:style-name="P22">slaves, women &amp;tc </text:p>
        </text:list-item>
        <text:list-item>
          <text:p text:style-name="P22">Greek freedom presupposes unfreedom (slavery) for coherency</text:p>
        </text:list-item>
      </text:list>
      <text:h text:style-name="P10" text:outline-level="2">Modern</text:h>
      <text:list text:style-name="L3">
        <text:list-item>
          <text:p text:style-name="P21">Confers little moral agency on the individual; ind is more real, important becuase it comes first (creating society), not becuase Ind is more moral. </text:p>
        </text:list-item>
      </text:list>
      <text:h text:style-name="P15" text:outline-level="3">freedom is not necessarily social</text:h>
      <text:list text:style-name="L4">
        <text:list-item>
          <text:p text:style-name="P25">freedom as a human being, not as a citizen</text:p>
        </text:list-item>
      </text:list>
      <text:h text:style-name="P12" text:outline-level="3">trading of freedom for membership of society</text:h>
      <text:h text:style-name="P12" text:outline-level="3">only natural, ex-social, humans are freedom</text:h>
      <text:h text:style-name="P12" text:outline-level="3">individuals creating society, society is/should be subservient to its creators</text:h>
      <text:h text:style-name="P12" text:outline-level="3">trading off liberty to allow us to live in the company of others</text:h>
      <text:list text:style-name="L2">
        <text:list-item>
          <text:p text:style-name="P18">legitmate depravation of liberty</text:p>
        </text:list-item>
        <text:list-item>
          <text:p text:style-name="P18">choice in depravation</text:p>
        </text:list-item>
        <text:list-item>
          <text:p text:style-name="P18">not coercion, manipul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de" fo:country="DE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1" text:display-levels="5">
        <style:list-level-properties text:min-label-distance="0.15in"/>
      </text:outline-level-style>
      <text:outline-level-style text:level="6" style:num-format="1" text:display-levels="6">
        <style:list-level-properties text:min-label-distance="0.15in"/>
      </text:outline-level-style>
      <text:outline-level-style text:level="7" style:num-format="1" text:display-levels="7">
        <style:list-level-properties text:min-label-distance="0.15in"/>
      </text:outline-level-style>
      <text:outline-level-style text:level="8" style:num-format="1" text:display-levels="8">
        <style:list-level-properties text:min-label-distance="0.15in"/>
      </text:outline-level-style>
      <text:outline-level-style text:level="9" style:num-format="1" text:display-levels="9">
        <style:list-level-properties text:min-label-distance="0.15in"/>
      </text:outline-level-style>
      <text:outline-level-style text:level="10" style:num-format="1" text:display-levels="10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creator>Rob Dyke</dc:creator>
    <dc:date>2008-05-12T14:43:27</dc:date>
    <meta:printed-by>Rob Dyke</meta:printed-by>
    <meta:print-date>2008-05-12T14:32:48</meta:print-date>
    <meta:editing-cycles>1</meta:editing-cycles>
    <meta:editing-duration>PT25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16" meta:word-count="1151" meta:character-count="7287"/>
  </office:meta>
</office:document-meta>
</file>